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RUD PROJECT DATABASE SCREENSHOT</text:p>
      <text:p text:style-name="Normal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5in" svg:height="3.656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kas Jain</meta:initial-creator>
    <dc:creator>Vikas Jain</dc:creator>
    <meta:creation-date>2021-12-18T14:53:00Z</meta:creation-date>
    <dc:date>2021-12-19T16:10:00Z</dc:date>
    <meta:template xlink:href="Normal.dotm" xlink:type="simple"/>
    <meta:editing-cycles>2</meta:editing-cycles>
    <meta:editing-duration>PT6900S</meta:editing-duration>
    <meta:document-statistic meta:page-count="1" meta:paragraph-count="1" meta:word-count="5" meta:character-count="37" meta:row-count="1" meta:non-whitespace-character-count="33"/>
  </office:meta>
</office:document-meta>
</file>